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ourier New" style:font-name-asian="Courier New1" style:font-name-complex="Courier New1"/>
    </style:style>
    <style:style style:name="P2" style:family="paragraph" style:parent-style-name="Standard">
      <style:paragraph-properties fo:margin-left="0.5in" fo:margin-right="0in" fo:text-indent="0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Heading_20_2">
      <style:paragraph-properties fo:break-before="page"/>
    </style:style>
    <style:style style:name="P10" style:family="paragraph" style:parent-style-name="Heading_20_1" style:master-page-name="Standard">
      <style:paragraph-properties style:page-number="1"/>
    </style:style>
    <style:style style:name="T1" style:family="text">
      <style:text-properties style:font-name="Courier New" fo:font-size="15pt" fo:font-style="italic" style:font-name-asian="Courier New1" style:font-size-asian="15pt" style:font-style-asian="italic" style:font-name-complex="Courier New1" style:font-size-complex="15pt"/>
    </style:style>
    <style:style style:name="T2" style:family="text">
      <style:text-properties style:text-underline-style="none"/>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9m53rs68etpy"/>MopedRebel</text:p>
      <text:p text:style-name="Standard"><text:span text:style-name="T1">Game Design Document</text:span></text:p>
      <text:p text:style-name="P2"/>
      <text:p text:style-name="Heading_20_2"><text:bookmark text:name="_7p3q5spgnwv2"/></text:p>
      <text:p text:style-name="Heading_20_2"><text:bookmark text:name="_mmxa2nohyvy4"/></text:p>
      <text:p text:style-name="P9"><text:bookmark text:name="_gertdtf2r02z"/>Promo Blurb</text:p>
      <text:p text:style-name="Standard"/>
      <text:p text:style-name="Standard">A rebel in the land of conformist moped users, moped rebel MR is a too-cool-for-school punk that doesn't abide by the rules and is always out looking for ways to undermine the “Man”, man…</text:p>
      <text:p text:style-name="Standard">Sadly, MR has to balance this hobby with their very mundane delivery service job, working moped deliveries for CargoRiders™ . Armed with nothing but a moped and a bad attitude, MR are out for blood on the bloodless streets of Nothingtown, CA.</text:p>
      <text:p text:style-name="Standard">Their goal? To somehow make enough of a living with enough street cred in this dingy town to leave the deadbeat job of delivery moped for a lucrative career of their own choice. </text:p>
      <text:p text:style-name="Heading_20_2"><text:bookmark text:name="_n0gjalk8bzev"/></text:p>
      <text:p text:style-name="P9"><text:bookmark text:name="_khwpiwf23oqq"/>Street Cred (SC)</text:p>
      <text:p text:style-name="Standard">The only important currency in MR life. </text:p>
      <text:p text:style-name="Standard"/>
      <text:p text:style-name="Standard">SC goes UP if MR: </text:p>
      <text:list xml:id="list2207729665" text:style-name="WWNum4">
        <text:list-item>
          <text:p text:style-name="P3">Successfully navigates traffic on the way to their delivery</text:p>
        </text:list-item>
        <text:list-item>
          <text:p text:style-name="P3">Successfully resolves conflicts with other members of traffic once those occur</text:p>
        </text:list-item>
        <text:list-item>
          <text:p text:style-name="P3">Quickly delivers the package??? (Too much positive feedback?)</text:p>
        </text:list-item>
      </text:list>
      <text:p text:style-name="Standard"/>
      <text:p text:style-name="Standard">SC goes DOWN if MR:</text:p>
      <text:list xml:id="list2708188789" text:style-name="WWNum1">
        <text:list-item>
          <text:p text:style-name="P4">Drives on the sidewalk</text:p>
        </text:list-item>
        <text:list-item>
          <text:p text:style-name="P4">Fails at resolving conflicts with other members of traffic</text:p>
        </text:list-item>
      </text:list>
      <text:p text:style-name="Standard">The more SC MR has and the faster the actual delivery time is, the more money MR will be tipped by their company customers</text:p>
      <text:p text:style-name="Standard"/>
      <text:p text:style-name="Heading_20_3"><text:bookmark text:name="_8evhydwqianb"/>Money</text:p>
      <text:p text:style-name="Standard">MR uses money acquired from customers to </text:p>
      <text:list xml:id="list2847994300" text:style-name="WWNum2">
        <text:list-item>
          <text:p text:style-name="P5">buy stickers for their moped</text:p>
        </text:list-item>
        <text:list-item>
          <text:p text:style-name="P5">repair any damages caused by vehicular accidents to moped or the stickers (drawing new versions with sharpie)</text:p>
        </text:list-item>
        <text:list-item>
          <text:p text:style-name="P5">Pay off conflicts with traffic members</text:p>
        </text:list-item>
      </text:list>
      <text:p text:style-name="Standard"><text:s/></text:p>
      <text:p text:style-name="Heading_20_2"><text:bookmark text:name="_5xh60x7iuhy6"/></text:p>
      <text:p text:style-name="P9"><text:bookmark text:name="_9q377krs447a"/>Stickers System</text:p>
      <text:p text:style-name="Standard">MR use money to buy stickers that pimp out their moped. The number of stickers that can be put on the moped at aby one time is limited. Stickers get damaged by collision much like the moped itself, losing part of their potency</text:p>
      <text:p text:style-name="Standard">Stickers cause different additional permanent bonuses for the moped like</text:p>
      <text:list xml:id="list3026912121" text:style-name="WWNum3">
        <text:list-item>
          <text:p text:style-name="P6">higher cruise speed</text:p>
        </text:list-item>
        <text:list-item>
          <text:p text:style-name="P6">more turbo</text:p>
        </text:list-item>
        <text:list-item>
          <text:p text:style-name="P6">faster swerving</text:p>
        </text:list-item>
        <text:list-item>
          <text:p text:style-name="P6">more durability against hitting traffic members</text:p>
        </text:list-item>
        <text:list-item>
          <text:p text:style-name="P6">Increased SC in specific scenarios, etc..</text:p>
        </text:list-item>
      </text:list>
      <text:p text:style-name="Standard"/>
      <text:p text:style-name="Standard"/>
      <text:p text:style-name="Heading_20_2"><text:bookmark text:name="_ab7gziuwytgh"/></text:p>
      <text:p text:style-name="P9"><text:bookmark text:name="_3evnild1yavr"/>Main Movement Loop</text:p>
      <text:p text:style-name="Standard">MR moves of their own accord at a comfortable <text:span text:style-name="T3">cruise speed </text:span>through the city traffic. As long as they remian in the traffic lanes, amount of SC climbs at a steady pace<text:span text:style-name="T3">.</text:span> If required, MR can also break and/or swerve between lanes of traffic or swerve into the sidewalk, scaring most of the pedestrians and keep moving at cruising speed. This avoids traffic congestion but reduces SC. </text:p>
      <text:p text:style-name="Standard">If the moped hits another vehicle in traffic it gets damaged and MR has to resolve a conflict with the vehicle owner(-s).</text:p>
      <text:p text:style-name="Standard">If the moped hits a pedestrian it maybe gets damaged and MR has to resolve a conflict with the pedestrian.</text:p>
      <text:p text:style-name="Standard">After a few successful deliveries, MR gets to challenge a drone of the rival shipping company, AirHaul™ </text:p>
      <text:p text:style-name="Heading_20_3"><text:bookmark text:name="_3m7lasnk3lqo"/>Traffic Conflict Resolving</text:p>
      <text:p text:style-name="Standard">Conflicts with other members of traffic can be resolved by</text:p>
      <text:list xml:id="list4068262978" text:style-name="WWNum5">
        <text:list-item>
          <text:p text:style-name="P7">Bribing the person (costs money)</text:p>
        </text:list-item>
        <text:list-item>
          <text:p text:style-name="P7">Dismissing the person (requires certain amount of SC collected)</text:p>
        </text:list-item>
        <text:list-item>
          <text:p text:style-name="P7">Fighting the person (separate set of actions)</text:p>
        </text:list-item>
      </text:list>
      <text:p text:style-name="Standard"/>
      <text:p text:style-name="Heading_20_3"><text:bookmark text:name="_6g19c6d6j9eo"/>Boss battles</text:p>
      <text:p text:style-name="Standard">After every few deliveries, AirHaul will notice MR work ethic and try to get rid of the competition. </text:p>
      <text:p text:style-name="Standard">If MR manages to overcome the obstacles presented, their moped will gain a permanent upgrade and this will freeze MR SC points to not fall below a specific minimum</text:p>
      <text:p text:style-name="Standard"/>
      <text:p text:style-name="Heading_20_3"><text:bookmark text:name="_8uitkm4eior1"/>Turbo</text:p>
      <text:p text:style-name="Standard">Once acquired, the turbo ability allows MR to go into way higher speeds at expense of maneuverability for a short period of time a limited number of times per delivery.</text:p>
      <text:p text:style-name="Standard">Turbo allows covering a large section of delivery route in a short amount of time, but avoids conflicts with pedestrians and makes vehicle traffic harder to avoid </text:p>
      <text:p text:style-name="P8"/>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46" meta:word-count="596" meta:character-count="3390" meta:non-whitespace-character-count="2846"/>
    <meta:generator>LibreOfficeDev/6.0.5.2$Linux_X86_64 LibreOffice_project/</meta:generator>
  </office:meta>
</office:document-meta>
</file>